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GONZALO AMBROSIO OSCAR TEODOR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Y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7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OSCAR TEODORO GONZALO AMBROSI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VILCAHUAMAN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7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20:59:17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